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d30" officeooo:paragraph-rsid="00137d30"/>
    </style:style>
    <style:style style:name="P2" style:family="paragraph" style:parent-style-name="Standard" style:list-style-name="L3">
      <style:text-properties officeooo:rsid="00137d30" officeooo:paragraph-rsid="00137d30"/>
    </style:style>
    <style:style style:name="P3" style:family="paragraph" style:parent-style-name="Standard" style:list-style-name="L1">
      <style:text-properties officeooo:paragraph-rsid="00137d30"/>
    </style:style>
    <style:style style:name="P4" style:family="paragraph" style:parent-style-name="Standard" style:list-style-name="L2">
      <style:text-properties officeooo:paragraph-rsid="00137d30"/>
    </style:style>
    <style:style style:name="P5" style:family="paragraph" style:parent-style-name="Standard">
      <style:text-properties officeooo:rsid="00181c57" officeooo:paragraph-rsid="00181c57"/>
    </style:style>
    <style:style style:name="P6" style:family="paragraph" style:parent-style-name="Standard">
      <style:paragraph-properties fo:text-align="center" style:justify-single-word="false"/>
      <style:text-properties officeooo:rsid="00181c57" officeooo:paragraph-rsid="00181c57"/>
    </style:style>
    <style:style style:name="P7" style:family="paragraph" style:parent-style-name="Standard">
      <style:paragraph-properties fo:text-align="center" style:justify-single-word="false"/>
      <style:text-properties fo:font-size="16pt" officeooo:rsid="00181c57" officeooo:paragraph-rsid="00181c57" style:font-size-asian="16pt" style:font-size-complex="16pt"/>
    </style:style>
    <style:style style:name="P8" style:family="paragraph" style:parent-style-name="Table_20_Contents">
      <style:text-properties officeooo:rsid="00179ca4" officeooo:paragraph-rsid="00179ca4"/>
    </style:style>
    <style:style style:name="T1" style:family="text">
      <style:text-properties officeooo:rsid="00137d30"/>
    </style:style>
    <style:style style:name="T2" style:family="text">
      <style:text-properties officeooo:rsid="0015cfb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LOUI Cindy</text:p>
      <text:p text:style-name="P5">DARY Franck</text:p>
      <text:p text:style-name="P5"/>
      <text:p text:style-name="P5"/>
      <text:p text:style-name="P7">Organisation TER</text:p>
      <text:p text:style-name="P6"/>
      <text:p text:style-name="P6"/>
      <text:p text:style-name="P1"/>
      <text:p text:style-name="P1">Choses à faire :</text:p>
      <text:list xml:id="list4842871941292452835" text:style-name="L3">
        <text:list-item>
          <text:p text:style-name="P2">Cahier des charges</text:p>
        </text:list-item>
      </text:list>
      <text:list xml:id="list1175017457799200742" text:style-name="L1">
        <text:list-item>
          <text:p text:style-name="P3"><text:span text:style-name="T1">Création d’une database gérant les monogrammes, bigrammes et trigrammes et possédant un lexique.</text:span></text:p>
        </text:list-item>
        <text:list-item>
          <text:p text:style-name="P3"><text:span text:style-name="T1">Implémentation de l’algorithme de Viterbi avec des trigrammes.</text:span></text:p>
        </text:list-item>
        <text:list-item>
          <text:p text:style-name="P3"><text:span text:style-name="T1">Les nœud du treillis pourront être générés de plusieurs façon qu’il nous faudra implémenter :</text:span></text:p>
        </text:list-item>
      </text:list>
      <text:p text:style-name="P1"><text:tab/><text:tab/>-via une table de traduction</text:p>
      <text:p text:style-name="P1"><text:tab/><text:tab/>-via un correcteur orthographique</text:p>
      <text:p text:style-name="P1"><text:tab/><text:tab/>-par phonétique</text:p>
      <text:list xml:id="list1245862533667057936" text:style-name="L2">
        <text:list-item>
          <text:p text:style-name="P4"><text:span text:style-name="T1">Appliquer la programmation multi thread à ce problème.</text:span></text:p>
        </text:list-item>
      </text:list>
      <text:p text:style-name="P1"/>
      <text:p text:style-name="P1">But 1: Cahier des charges <text:span text:style-name="T2">+ Création de la database</text:span> <text:s/>avant les partiels d’avril. </text:p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8">Jusqu’au 06/03/17</text:p>
          </table:table-cell>
          <table:table-cell table:style-name="Tableau1.B1" office:value-type="string">
            <text:p text:style-name="P8">Travail occasionnel</text:p>
          </table:table-cell>
        </table:table-row>
        <table:table-row>
          <table:table-cell table:style-name="Tableau1.A2" office:value-type="string">
            <text:p text:style-name="P8">De la semaine du 06/03/17 au 01/04/17</text:p>
          </table:table-cell>
          <table:table-cell table:style-name="Tableau1.B2" office:value-type="string">
            <text:p text:style-name="P8">Environ 4h par semaine</text:p>
          </table:table-cell>
        </table:table-row>
        <table:table-row>
          <table:table-cell table:style-name="Tableau1.A3" office:value-type="string">
            <text:p text:style-name="P8">Du 10/04 jusqu’à la soutenance (sauf semaine du XX/04/17)</text:p>
          </table:table-cell>
          <table:table-cell table:style-name="Tableau1.B3" office:value-type="string">
            <text:p text:style-name="P8">Environ 12h par semaine (lundi, mardi, mercredi)</text:p>
          </table:table-cell>
        </table:table-row>
      </table:table>
      <text:p text:style-name="P1"/>
      <text:p text:style-name="P1"/>
      <text:p text:style-name="P5">Travail effectué : Voir GitHub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3:01:29.439888611</meta:creation-date>
    <dc:date>2017-02-08T13:24:53.019987704</dc:date>
    <meta:editing-duration>PT13M11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1" meta:paragraph-count="20" meta:word-count="123" meta:character-count="775" meta:non-whitespace-character-count="669"/>
  </office:meta>
</office:document-meta>
</file>